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84fd4" officeooo:paragraph-rsid="10684fd4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8a10a" officeooo:paragraph-rsid="1068a10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1761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6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2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3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>
      <style:text-properties officeooo:paragraph-rsid="04f68805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officeooo:paragraph-rsid="0daa4aef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5bbe35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7" style:family="paragraph" style:parent-style-name="Standard">
      <style:text-properties officeooo:rsid="0dde9a1c" officeooo:paragraph-rsid="1065a151"/>
    </style:style>
    <style:style style:name="P78" style:family="paragraph" style:parent-style-name="Standard">
      <style:text-properties officeooo:paragraph-rsid="0f1c472f"/>
    </style:style>
    <style:style style:name="P79" style:family="paragraph" style:parent-style-name="Standard">
      <style:text-properties officeooo:paragraph-rsid="0f3ae219"/>
    </style:style>
    <style:style style:name="P80" style:family="paragraph" style:parent-style-name="Footnote">
      <style:text-properties officeooo:rsid="043ccc66" officeooo:paragraph-rsid="0f40045a"/>
    </style:style>
    <style:style style:name="P81" style:family="paragraph" style:parent-style-name="Footnote">
      <style:text-properties officeooo:rsid="043ccc66" officeooo:paragraph-rsid="0f4dc0dc"/>
    </style:style>
    <style:style style:name="P82" style:family="paragraph" style:parent-style-name="Standard">
      <style:text-properties officeooo:paragraph-rsid="0f4adb30"/>
    </style:style>
    <style:style style:name="P83" style:family="paragraph" style:parent-style-name="Standard">
      <style:text-properties officeooo:paragraph-rsid="0f4cd335"/>
    </style:style>
    <style:style style:name="P84" style:family="paragraph" style:parent-style-name="Standard">
      <style:text-properties officeooo:paragraph-rsid="0f6ac771"/>
    </style:style>
    <style:style style:name="P85" style:family="paragraph" style:parent-style-name="Standard">
      <style:text-properties officeooo:paragraph-rsid="0f6d4ef8"/>
    </style:style>
    <style:style style:name="P86" style:family="paragraph" style:parent-style-name="Standard">
      <style:paragraph-properties fo:text-align="center" style:justify-single-word="false"/>
      <style:text-properties officeooo:paragraph-rsid="0cc50ec9"/>
    </style:style>
    <style:style style:name="P87" style:family="paragraph" style:parent-style-name="Standard">
      <style:paragraph-properties fo:text-align="center" style:justify-single-word="false"/>
      <style:text-properties officeooo:paragraph-rsid="0daef67d"/>
    </style:style>
    <style:style style:name="P88" style:family="paragraph" style:parent-style-name="Standard">
      <style:paragraph-properties fo:text-align="center" style:justify-single-word="false"/>
      <style:text-properties officeooo:paragraph-rsid="0db0d4d1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102f2d76"/>
    </style:style>
    <style:style style:name="P94" style:family="paragraph" style:parent-style-name="Footnote">
      <style:text-properties officeooo:paragraph-rsid="0fa0ab6e"/>
    </style:style>
    <style:style style:name="P95" style:family="paragraph" style:parent-style-name="Standard">
      <style:text-properties officeooo:paragraph-rsid="0fdfc605"/>
    </style:style>
    <style:style style:name="P96" style:family="paragraph" style:parent-style-name="Standard">
      <style:text-properties officeooo:paragraph-rsid="102b18a5"/>
    </style:style>
    <style:style style:name="P97" style:family="paragraph" style:parent-style-name="Standard">
      <style:text-properties officeooo:paragraph-rsid="102d0319"/>
    </style:style>
    <style:style style:name="P98" style:family="paragraph" style:parent-style-name="Standard">
      <style:text-properties officeooo:paragraph-rsid="1032d175"/>
    </style:style>
    <style:style style:name="P99" style:family="paragraph" style:parent-style-name="Standard">
      <style:text-properties officeooo:paragraph-rsid="103d33d3"/>
    </style:style>
    <style:style style:name="P100" style:family="paragraph" style:parent-style-name="Footnote">
      <style:text-properties officeooo:paragraph-rsid="104a80be"/>
    </style:style>
    <style:style style:name="P101" style:family="paragraph" style:parent-style-name="Footnote">
      <style:text-properties officeooo:paragraph-rsid="104e894e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10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8e215"/>
    </style:style>
    <style:style style:name="P11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0bddfbe" style:font-size-asian="12pt" style:font-size-complex="12pt"/>
    </style:style>
    <style:style style:name="T17" style:family="text">
      <style:text-properties style:font-name="Liberation Sans" fo:font-size="12pt" fo:language="en" fo:country="GB" officeooo:rsid="105044da" style:font-size-asian="12pt" style:font-size-complex="12pt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ac0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1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0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3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105d378b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105f5e5c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bold" officeooo:rsid="105d378b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22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language="en" fo:country="GB"/>
    </style:style>
    <style:style style:name="T27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4" style:family="text">
      <style:text-properties fo:language="en" fo:country="GB" officeooo:rsid="0f28d107"/>
    </style:style>
    <style:style style:name="T275" style:family="text">
      <style:text-properties fo:language="en" fo:country="GB" officeooo:rsid="1052c7f3"/>
    </style:style>
    <style:style style:name="T276" style:family="text">
      <style:text-properties fo:language="en" fo:country="GB" officeooo:rsid="105c8aaa"/>
    </style:style>
    <style:style style:name="T277" style:family="text">
      <style:text-properties officeooo:rsid="0f981b1c"/>
    </style:style>
    <style:style style:name="T278" style:family="text">
      <style:text-properties style:font-name="Liberation Mono" fo:font-size="8pt" style:font-size-asian="8pt" style:font-size-complex="8pt" loext:padding="0.049cm" loext:border="0.31pt solid #000000"/>
    </style:style>
    <style:style style:name="T279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9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300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301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302" style:family="text">
      <style:text-properties officeooo:rsid="0fed6741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officeooo:rsid="1051ee52" style:font-weight-asian="bold" style:font-weight-complex="bold"/>
    </style:style>
    <style:style style:name="T305" style:family="text">
      <style:text-properties officeooo:rsid="1051ee52"/>
    </style:style>
    <style:style style:name="T306" style:family="text">
      <style:text-properties officeooo:rsid="105f126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104"><text:span text:style-name="Strong_20_Emphasis"><text:span text:style-name="T133">Checklist for installing </text:span></text:span><text:span text:style-name="Strong_20_Emphasis"><text:span text:style-name="T133"><text:user-field-get text:name="Distro">Rocky Linux</text:user-field-get></text:span></text:span><text:span text:style-name="Strong_20_Emphasis"><text:span text:style-name="T133"><text:s/></text:span></text:span><text:span text:style-name="Strong_20_Emphasis"><text:span text:style-name="T134"><text:user-field-get text:name="Version">8.10</text:user-field-get></text:span></text:span><text:span text:style-name="Strong_20_Emphasis"><text:span text:style-name="T135"><text:note text:id="ftn1" text:note-class="footnote"><text:note-citation>1</text:note-citation><text:note-body><text:p text:style-name="P100"><text:span text:style-name="T280">This </text:span><text:span text:style-name="Strong_20_Emphasis"><text:span text:style-name="T284"><text:user-field-get text:name="Distro">Rocky Linux</text:user-field-get></text:span></text:span><text:span text:style-name="T281"><text:s/></text:span><text:span text:style-name="T285"><text:user-field-get text:name="Version">8.10</text:user-field-get></text:span><text:span text:style-name="T285"><text:s/>Desktop</text:span><text:span text:style-name="T280"> (codename </text:span><text:span text:style-name="T283">GreenObsidian</text:span><text:span text:style-name="T280">) from </text:span><text:span text:style-name="T282">May</text:span><text:span text:style-name="T280"> </text:span><text:span text:style-name="Strong_20_Emphasis"><text:span text:style-name="T286"><text:user-field-get text:name="Releaseyear">2024</text:user-field-get></text:span></text:span><text:span text:style-name="T280"><text:s/>is a so-called LTS version (stands for Long-Term Support) and is supported for 5 years until </text:span><text:span text:style-name="T282">May</text:span><text:span text:style-name="T280"> 2029.</text:span></text:p></text:note-body></text:note></text:span></text:span><text:span text:style-name="Strong_20_Emphasis"><text:span text:style-name="T136"><text:s/></text:span></text:span><text:span text:style-name="Strong_20_Emphasis"><text:span text:style-name="T138">Desktop</text:span></text:span><text:span text:style-name="Strong_20_Emphasis"><text:span text:style-name="T137">.</text:span></text:span></text:p>
      <text:p text:style-name="P39"><text:span text:style-name="Strong_20_Emphasis"><text:span text:style-name="T97"/></text:span></text:p>
      <text:p text:style-name="P39"><text:span text:style-name="Strong_20_Emphasis"><text:span text:style-name="T183">This is a fillable PDF, no printing required.</text:span></text:span></text:p>
      <text:p text:style-name="P40"><text:span text:style-name="Strong_20_Emphasis"><text:span text:style-name="T132"/></text:span></text:p>
      <text:p text:style-name="P22"><text:span text:style-name="T153">Fill in the </text:span><text:span text:style-name="Strong_20_Emphasis"><text:span text:style-name="T58">text box</text:span></text:span><text:span text:style-name="T153"> behind the </text:span><text:span text:style-name="T161">underlined</text:span><text:span text:style-name="T154"> </text:span><text:span text:style-name="T153">words, see [explanation]:</text:span></text:p>
      <text:p text:style-name="P20"><text:span text:style-name="Definition"><text:span text:style-name="T273">user</text:span></text:span><text:span text:style-name="T226"><text:tab/><text:tab/></text:span><text:span text:style-name="T236"> <text:tab/><text:tab/><text:tab/> </text:span><text:span text:style-name="T227"><draw:control text:anchor-type="as-char" svg:y="-0.4cm" draw:z-index="4" draw:name="Gebruiker" draw:style-name="gr2" draw:text-style-name="P111" svg:width="6.4cm" svg:height="0.6cm" draw:control="control3"><svg:title>Gebruiker</svg:title><svg:desc>Volledige naam, bijv. Jan Stek</svg:desc></draw:control></text:span><text:span text:style-name="T227"><text:s text:c="2"/></text:span><text:span text:style-name="T228">[</text:span><text:span text:style-name="T235">F</text:span><text:span text:style-name="T229">ull </text:span><text:span text:style-name="T237">na</text:span><text:span text:style-name="T239">me,</text:span><text:span text:style-name="T237"> </text:span><text:span text:style-name="T239">e.g.</text:span><text:span text:style-name="T237"> </text:span><text:span text:style-name="T238">J</text:span><text:span text:style-name="T241">ohn Doe</text:span><text:span text:style-name="T244">]</text:span></text:p>
      <text:p text:style-name="P78"><text:span text:style-name="Definition"><text:span text:style-name="T243">USER</text:span></text:span><text:span text:style-name="Definition"><text:span text:style-name="T272">na</text:span></text:span><text:span text:style-name="Definition"><text:span text:style-name="T274">me</text:span></text:span><text:span text:style-name="T242"><text:tab/><text:tab/><text:tab/> </text:span><text:span text:style-name="T242"><draw:control text:anchor-type="as-char" svg:y="-0.4cm" draw:z-index="10" draw:name="Gberuikersnaam 2" draw:style-name="gr2" draw:text-style-name="P111" svg:width="6.4cm" svg:height="0.6cm" draw:control="control9"><svg:title>Gebruikersnaam</svg:title><svg:desc>Korte naam, bijv. jan</svg:desc></draw:control></text:span><text:span text:style-name="T242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44">j</text:span><text:span text:style-name="T146">oh</text:span><text:span text:style-name="T144">n</text:span><text:span text:style-name="T145">]</text:span></text:p>
      <text:p text:style-name="P19"><text:span text:style-name="Definition"><text:span text:style-name="T272">COMPUTERNA</text:span></text:span><text:span text:style-name="Definition"><text:span text:style-name="T274">me</text:span></text:span><text:span text:style-name="T245"><text:tab/> </text:span><text:span text:style-name="T272"><draw:control text:anchor-type="as-char" svg:y="-0.4cm" draw:z-index="5" draw:name="Computernaam" draw:style-name="gr2" draw:text-style-name="P111" svg:width="6.4cm" svg:height="0.6cm" draw:control="control4"><svg:title>Computernaam</svg:title><svg:desc>Unieke naam van de computer</svg:desc></draw:control></text:span><text:span text:style-name="T272"><text:s text:c="2"/></text:span><text:span text:style-name="T246">[</text:span><text:span text:style-name="T252">N</text:span><text:span text:style-name="T247">a</text:span><text:span text:style-name="T251">me of the</text:span><text:span text:style-name="T247"> compute</text:span><text:span text:style-name="T248">r, </text:span><text:span text:style-name="T251">e.g.</text:span><text:span text:style-name="T249"> </text:span><text:span text:style-name="T250">pc02</text:span><text:span text:style-name="T246">]</text:span></text:p>
      <text:p text:style-name="P23"><text:span text:style-name="Definition"><text:span text:style-name="T254">USER</text:span></text:span><text:span text:style-name="T253"><text:tab/><text:tab/></text:span><text:span text:style-name="T236"> <text:tab/><text:tab/><text:tab/> </text:span><text:span text:style-name="T227"><draw:control text:anchor-type="as-char" svg:y="-0.4cm" draw:z-index="8" draw:name="Gebruiker 1" draw:style-name="gr2" draw:text-style-name="P111" svg:width="6.4cm" svg:height="0.6cm" draw:control="control7"><svg:title>Gebruiker</svg:title><svg:desc>Volledige naam, bijv. Jan Stek</svg:desc></draw:control></text:span><text:span text:style-name="T227"><text:s text:c="2"/></text:span><text:span text:style-name="T228">[</text:span><text:span text:style-name="T235">F</text:span><text:span text:style-name="T230">ull </text:span><text:span text:style-name="T231">na</text:span><text:span text:style-name="T232">me</text:span><text:span text:style-name="T231"> possibly </text:span><text:span text:style-name="T234">2</text:span><text:span text:style-name="T266">nd</text:span><text:span text:style-name="T234"> </text:span><text:span text:style-name="T233">user</text:span><text:span text:style-name="T240">]</text:span></text:p>
      <text:p text:style-name="P95"><text:span text:style-name="Definition"><text:span text:style-name="T254">USERN</text:span></text:span><text:span text:style-name="Definition"><text:span text:style-name="T255">a</text:span></text:span><text:span text:style-name="Definition"><text:span text:style-name="T256">me</text:span></text:span><text:span text:style-name="Definition"><text:span text:style-name="T260"><text:tab/><text:tab/><text:tab/> </text:span></text:span><text:span text:style-name="T242"><draw:control text:anchor-type="as-char" svg:y="-0.4cm" draw:z-index="9" draw:name="Gberuikersnaam 1" draw:style-name="gr2" draw:text-style-name="P111" svg:width="6.4cm" svg:height="0.6cm" draw:control="control8"><svg:title>Gebruikersnaam</svg:title><svg:desc>Korte naam, bijv. jan</svg:desc></draw:control></text:span><text:span text:style-name="T242"><text:s text:c="2"/></text:span><text:span text:style-name="T257">[</text:span><text:span text:style-name="T259">U</text:span><text:span text:style-name="T258">ser</text:span><text:span text:style-name="T262">na</text:span><text:span text:style-name="T263">me</text:span><text:span text:style-name="T262"> possibly </text:span><text:span text:style-name="T265">2</text:span><text:span text:style-name="T267">nd</text:span><text:span text:style-name="T265"> </text:span><text:span text:style-name="T264">user</text:span><text:span text:style-name="T261">]</text:span></text:p>
      <text:p text:style-name="P21"><text:span text:style-name="T147">Replace the </text:span><text:span text:style-name="T160">underlined</text:span><text:span text:style-name="T147"> words in this checklist with those in the </text:span><text:span text:style-name="Strong_20_Emphasis"><text:span text:style-name="T33">te</text:span></text:span><text:span text:style-name="Strong_20_Emphasis"><text:span text:style-name="T48">x</text:span></text:span><text:span text:style-name="Strong_20_Emphasis"><text:span text:style-name="T33">t </text:span></text:span><text:span text:style-name="Strong_20_Emphasis"><text:span text:style-name="T48">box</text:span></text:span><text:span text:style-name="T147">.</text:span></text:p>
      <text:p text:style-name="P64"/>
      <text:p text:style-name="P64"/>
      <text:p text:style-name="P24"><text:span text:style-name="T156">Not yet on Linux?</text:span><text:span text:style-name="T148"><text:tab/></text:span><text:span text:style-name="T155">Use</text:span><text:span text:style-name="T149"> </text:span><text:span text:style-name="Strong_20_Emphasis"><text:span text:style-name="T158">Checklist </text:span></text:span><text:span text:style-name="Strong_20_Emphasis"><text:span text:style-name="T159">transfer</text:span></text:span><text:span text:style-name="T149"> o</text:span><text:span text:style-name="T152">n</text:span><text:span text:style-name="T149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0"> </text:span><text:span text:style-name="T152">u</text:span><text:span text:style-name="T150">nder </text:span><text:span text:style-name="T157">Linux</text:span><text:span text:style-name="T151">.</text:span></text:p>
      <text:p text:style-name="P62"><text:span text:style-name="T170">New installation?</text:span><text:span text:style-name="T172"><text:tab/><text:tab/></text:span><text:span text:style-name="T174">Start at chapter</text:span><text:span text:style-name="T172"> </text:span><text:span text:style-name="T170"><text:bookmark-ref text:reference-format="page" text:ref-name="__RefNumPara__4009_1271708128">2</text:bookmark-ref></text:span><text:span text:style-name="T172"><text:s text:c="2"/></text:span><text:span text:style-name="T171"><text:bookmark-ref text:reference-format="text" text:ref-name="__RefNumPara__4009_1271708128">Perform installation</text:bookmark-ref></text:span><text:span text:style-name="T173">.</text:span></text:p>
      <text:p text:style-name="P46"/>
      <text:p text:style-name="P46"/>
      <text:list text:style-name="L1">
        <text:list-item>
          <text:p text:style-name="P106"><text:bookmark-start text:name="__RefNumPara__4083_1271708128"/>Prepar<text:span text:style-name="T277">e </text:span>installatio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1"><text:span text:style-name="Strong_20_Emphasis"><text:span text:style-name="T61"><draw:control text:anchor-type="as-char" draw:z-index="7" draw:name="Vorm3_0" draw:style-name="gr1" draw:text-style-name="P110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61"><draw:control text:anchor-type="as-char" draw:z-index="12" draw:name="Vorm3_ 1" draw:style-name="gr1" draw:text-style-name="P110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70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3"><text:note text:id="ftn2" text:note-class="footnote"><text:note-citation>2</text:note-citation><text:note-body><text:p text:style-name="P80"><text:span text:style-name="User_20_Entry"><text:span text:style-name="T100">Login any additional </text:span></text:span><text:span text:style-name="Definition"><text:span text:style-name="T271">USER</text:span></text:span><text:span text:style-name="User_20_Entry"><text:span text:style-name="T104">s</text:span></text:span><text:span text:style-name="User_20_Entry"><text:span text:style-name="T109"> </text:span></text:span><text:span text:style-name="User_20_Entry"><text:span text:style-name="T100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2" office:value-type="string">
            <text:p text:style-name="P47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3"><text:span text:style-name="Strong_20_Emphasis"><text:span text:style-name="T62"><draw:control text:anchor-type="as-char" draw:z-index="15" draw:name="Vorm 4" draw:style-name="gr1" draw:text-style-name="P11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84"><text:span text:style-name="Strong_20_Emphasis"><text:span text:style-name="T54">P</text:span></text:span><text:span text:style-name="Strong_20_Emphasis"><text:span text:style-name="T35">ress the </text:span></text:span><text:span text:style-name="Strong_20_Emphasis"><text:span text:style-name="T130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78">Super</text:span> key is the Windows key, Command key (Apple), or Magnifier key<text:span text:style-name="T167"> </text:span><text:span text:style-name="T168">(Chromebook)</text:span><text:span text:style-name="T167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81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9"><text:span text:style-name="T14">Type these two commands, each followed by the</text:span><text:span text:style-name="Strong_20_Emphasis"><text:span text:style-name="T40"> </text:span></text:span><text:span text:style-name="Strong_20_Emphasis"><text:span text:style-name="T131">Enter</text:span></text:span><text:span text:style-name="T14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8"><text:span text:style-name="User_20_Entry"><text:span text:style-name="T114">wget karelzimmer.nl/</text:span></text:span><text:span text:style-name="User_20_Entry"><text:span text:style-name="T115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8"><text:span text:style-name="User_20_Entry"><text:span text:style-name="T114">bash </text:span></text:span><text:span text:style-name="User_20_Entry"><text:span text:style-name="T116">getkz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7" office:value-type="string">
            <text:p text:style-name="P73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8" office:value-type="string">
            <text:p text:style-name="P48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3"><text:span text:style-name="Strong_20_Emphasis"><text:span text:style-name="T62"><draw:control text:anchor-type="as-char" draw:z-index="16" draw:name="Vorm 6" draw:style-name="gr1" draw:text-style-name="P11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62"><draw:control text:anchor-type="as-char" draw:z-index="17" draw:name="Vorm 7" draw:style-name="gr1" draw:text-style-name="P110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84"><text:span text:style-name="Strong_20_Emphasis"><text:span text:style-name="T54">P</text:span></text:span><text:span text:style-name="Strong_20_Emphasis"><text:span text:style-name="T36">ress the</text:span></text:span><text:span text:style-name="Strong_20_Emphasis"><text:span text:style-name="T37"> </text:span></text:span><text:span text:style-name="Strong_20_Emphasis"><text:span text:style-name="T130">Super</text:span></text:span><text:span text:style-name="Strong_20_Emphasis"><text:span text:style-name="T36"> key</text:span></text:span><text:span text:style-name="Strong_20_Emphasis"><text:span text:style-name="T26"><text:note-ref text:note-class="footnote" text:reference-format="text" text:ref-name="ftn3">3</text:note-ref></text:span></text:span><text:span text:style-name="Strong_20_Emphasis"><text:span text:style-name="T36">, type </text:span></text:span><text:span text:style-name="Strong_20_Emphasis"><text:span text:style-name="T82">menu</text:span></text:span><text:span text:style-name="Strong_20_Emphasis"><text:span text:style-name="T36"> and click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36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72"><text:span text:style-name="Strong_20_Emphasis"><text:span text:style-name="T42">Select </text:span></text:span><text:span text:style-name="Strong_20_Emphasis"><text:span text:style-name="T83">1</text:span></text:span><text:span text:style-name="Strong_20_Emphasis"><text:span text:style-name="T42"> Prepar</text:span></text:span><text:span text:style-name="Strong_20_Emphasis"><text:span text:style-name="T59">e</text:span></text:span><text:span text:style-name="Strong_20_Emphasis"><text:span text:style-name="T42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73"><text:span text:style-name="Strong_20_Emphasis"><text:span text:style-name="T41">Follow the instructions on the screen.</text:span></text:span></text:p>
          </table:table-cell>
        </table:table-row>
      </table:table>
      <text:p text:style-name="P35"/>
      <text:list text:continue-numbering="true" text:style-name="L1">
        <text:list-item>
          <text:p text:style-name="P10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6"><text:span text:style-name="Strong_20_Emphasis"><text:span text:style-name="T62"><draw:control text:anchor-type="as-char" draw:z-index="2" draw:name="Vorm9" draw:style-name="gr1" draw:text-style-name="P110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9"><text:span text:style-name="T162">Boot the computer from</text:span><text:span text:style-name="T166"><text:note text:id="ftn4" text:note-class="footnote"><text:note-citation>1</text:note-citation><text:note-body><text:p text:style-name="P6"><text:span text:style-name="T110">Boot menu/Setup via one of the </text:span><text:span text:style-name="T111">f</text:span><text:span text:style-name="T110">requently used keys:</text:span> <text:span text:style-name="T279">Esc</text:span>, <text:span text:style-name="T279">Delete</text:span>, <text:span text:style-name="T279">F1</text:span>, <text:span text:style-name="T279">F2</text:span>, <text:span text:style-name="T279">F9</text:span>, <text:span text:style-name="T279">F10</text:span>, <text:span text:style-name="T279">F11</text:span>, <text:span text:style-name="T302">or </text:span><text:span text:style-name="T279">F12</text:span>.</text:p></text:note-body></text:note></text:span><text:span text:style-name="T162"> an</text:span><text:span text:style-name="T164"> </text:span><text:span text:style-name="Strong_20_Emphasis"><text:span text:style-name="T141"><text:user-field-get text:name="Distro">Rocky Linux</text:user-field-get></text:span></text:span><text:span text:style-name="T165"><text:s/></text:span><text:span text:style-name="T142"><text:user-field-get text:name="Version">8.10</text:user-field-get></text:span><text:span text:style-name="T142"><text:s/></text:span><text:span text:style-name="Strong_20_Emphasis"><text:span text:style-name="T98">Desktop </text:span></text:span><text:span text:style-name="Strong_20_Emphasis"><text:span text:style-name="T96">L</text:span></text:span><text:span text:style-name="T93">ive</text:span><text:span text:style-name="T93"><text:note text:id="ftn5" text:note-class="footnote"><text:note-citation>2</text:note-citation><text:note-body><text:p text:style-name="P94"><text:span text:style-name="T19">From a Live USB stick you can boot and work with </text:span><text:span text:style-name="Strong_20_Emphasis"><text:span text:style-name="T169"><text:user-field-get text:name="Distro">Rocky Linux</text:user-field-get></text:span></text:span><text:span text:style-name="Strong_20_Emphasis"><text:span text:style-name="T169"><text:s/></text:span></text:span><text:span text:style-name="T19">without modifying any files on the hard drive and also allows installation of </text:span><text:span text:style-name="Strong_20_Emphasis"><text:span text:style-name="T169"><text:user-field-get text:name="Distro">Rocky Linux</text:user-field-get></text:span></text:span><text:span text:style-name="Strong_20_Emphasis"><text:span text:style-name="T169">.</text:span></text:span></text:p></text:note-body></text:note></text:span><text:span text:style-name="T162"> USB stick</text:span><text:span text:style-name="T94"><text:note text:id="ftn6" text:note-class="footnote"><text:note-citation>3</text:note-citation><text:note-body><text:p text:style-name="P101"><text:span text:style-name="Strong_20_Emphasis"><text:span text:style-name="T101">Create a bootable USB stick:<text:line-break/>Download a </text:span></text:span><text:span text:style-name="Strong_20_Emphasis"><text:span text:style-name="T105"><text:user-field-get text:name="Distro">Rocky Linux</text:user-field-get></text:span></text:span><text:span text:style-name="Strong_20_Emphasis"><text:span text:style-name="T105"><text:s/>Desktop</text:span></text:span><text:span text:style-name="Strong_20_Emphasis"><text:span text:style-name="T101"> </text:span></text:span><text:span text:style-name="Strong_20_Emphasis"><text:span text:style-name="T105"><text:user-field-get text:name="Version">8.10</text:user-field-get></text:span></text:span><text:span text:style-name="Strong_20_Emphasis"><text:span text:style-name="T105"><text:s/></text:span></text:span><text:span text:style-name="Strong_20_Emphasis"><text:span text:style-name="T106">LTS </text:span></text:span><text:span text:style-name="Strong_20_Emphasis"><text:span text:style-name="T101">CD image file (.iso) from</text:span></text:span><text:span text:style-name="Strong_20_Emphasis"><text:span text:style-name="T103"> </text:span></text:span><text:a xlink:type="simple" xlink:href="https://rockylinux.org/nl/download" text:style-name="Internet_20_link" text:visited-style-name="Visited_20_Internet_20_Link"><text:span text:style-name="Strong_20_Emphasis"><text:span text:style-name="T269">rockylinux.org/nl/download</text:span></text:span></text:a><text:span text:style-name="Strong_20_Emphasis"><text:span text:style-name="T103">.</text:span></text:span><text:span text:style-name="Strong_20_Emphasis"><text:span text:style-name="T101"><text:line-break/></text:span></text:span><text:span text:style-name="Strong_20_Emphasis"><text:span text:style-name="T102">The next steps are described in </text:span></text:span><text:span text:style-name="Strong_20_Emphasis"><text:span text:style-name="T107">Linux informati</text:span></text:span><text:span text:style-name="Strong_20_Emphasis"><text:span text:style-name="T108">on</text:span></text:span><text:span text:style-name="Strong_20_Emphasis"><text:span text:style-name="T10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8">karelzimmer.nl/en</text:span></text:span></text:a><text:span text:style-name="Strong_20_Emphasis"><text:span text:style-name="T102">, under </text:span></text:span><text:span text:style-name="Strong_20_Emphasis"><text:span text:style-name="T107">Linux</text:span></text:span><text:span text:style-name="Strong_20_Emphasis"><text:span text:style-name="T102">.</text:span></text:span></text:p></text:note-body></text:note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44"><text:span text:style-name="T143">Select</text:span><text:span text:style-name="Strong_20_Emphasis"><text:span text:style-name="T63"> </text:span></text:span><text:span text:style-name="Strong_20_Emphasis"><text:span text:style-name="T124">Install</text:span></text:span><text:span text:style-name="Strong_20_Emphasis"><text:span text:style-name="T64"> </text:span></text:span><text:span text:style-name="Strong_20_Emphasis"><text:span text:style-name="T125"><text:user-field-get text:name="Distro">Rocky Linux</text:user-field-get></text:span></text:span><text:span text:style-name="Strong_20_Emphasis"><text:span text:style-name="T127"><text:s/></text:span></text:span><text:span text:style-name="Strong_20_Emphasis"><text:span text:style-name="T126"><text:user-field-get text:name="Version">8.10</text:user-field-get>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31"/></text:span></text:p>
          </table:table-cell>
          <table:table-cell table:style-name="_32_._5f_Installatie_5f_uitvoeren.C3" office:value-type="string">
            <text:p text:style-name="P73"><text:span text:style-name="Strong_20_Emphasis"><text:span text:style-name="T128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28" draw:name="Vorm 1" draw:style-name="gr1" draw:text-style-name="P110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29"><text:span text:style-name="T184">At</text:span><text:span text:style-name="T185"> </text:span><text:span text:style-name="Strong_20_Emphasis"><text:span text:style-name="T184">WELCOME TO ROCKY LINUX 8.10</text:span></text:span><text:span text:style-name="Strong_20_Emphasis"><text:span text:style-name="T197"> select language and click </text:span></text:span><text:span text:style-name="T208">Continue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22" draw:name="Vorm 10" draw:style-name="gr1" draw:text-style-name="P110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9"><text:span text:style-name="T187">U</text:span><text:span text:style-name="T188">nder</text:span><text:span text:style-name="T185"> </text:span><text:span text:style-name="Strong_20_Emphasis"><text:span text:style-name="T188">USER SETTINGS</text:span></text:span><text:span text:style-name="Strong_20_Emphasis"><text:span text:style-name="T203"> </text:span></text:span><text:span text:style-name="Strong_20_Emphasis"><text:span text:style-name="T204">click</text:span></text:span><text:span text:style-name="Strong_20_Emphasis"><text:span text:style-name="T205"> </text:span></text:span><text:span text:style-name="T209">User </text:span><text:span text:style-name="T210">C</text:span><text:span text:style-name="T209">reation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102"><text:span text:style-name="T275">Enter your</text:span><text:span text:style-name="T276"> </text:span><text:span text:style-name="Strong_20_Emphasis"><text:span text:style-name="T92">Full name</text:span></text:span><text:span text:style-name="Strong_20_Emphasis"><text:span text:style-name="T68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92">User name</text:span></text:span><text:span text:style-name="Strong_20_Emphasis"><text:span text:style-name="T68"> </text:span></text:span><text:span text:style-name="Definition"><text:span text:style-name="T12">username</text:span></text:span><text:span text:style-name="Strong_20_Emphasis"><text:span text:style-name="T68">,</text:span></text:span></text:p>
            <text:p text:style-name="P102"><text:span text:style-name="Strong_20_Emphasis"><text:span text:style-name="T70">check</text:span></text:span><text:span text:style-name="Strong_20_Emphasis"><text:span text:style-name="T71"> </text:span></text:span><text:span text:style-name="Strong_20_Emphasis"><text:span text:style-name="T87">Ma</text:span></text:span><text:span text:style-name="Strong_20_Emphasis"><text:span text:style-name="T88">ke this user administrator</text:span></text:span><text:span text:style-name="Strong_20_Emphasis"><text:span text:style-name="T71">,</text:span></text:span></text:p>
            <text:p text:style-name="P109"><text:span text:style-name="Strong_20_Emphasis"><text:span text:style-name="T67">enter a </text:span></text:span><text:span text:style-name="Strong_20_Emphasis"><text:span text:style-name="T86">password</text:span></text:span><text:span text:style-name="Strong_20_Emphasis"><text:span text:style-name="T67"> twice</text:span></text:span><text:span text:style-name="Strong_20_Emphasis"><text:span text:style-name="T71"> </text:span></text:span><text:span text:style-name="Strong_20_Emphasis"><text:span text:style-name="T73">and c</text:span></text:span><text:span text:style-name="Strong_20_Emphasis"><text:span text:style-name="T71">li</text:span></text:span><text:span text:style-name="Strong_20_Emphasis"><text:span text:style-name="T74">c</text:span></text:span><text:span text:style-name="Strong_20_Emphasis"><text:span text:style-name="T71">k </text:span></text:span><text:span text:style-name="Strong_20_Emphasis"><text:span text:style-name="T89">Done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23" draw:name="Vorm 11" draw:style-name="gr1" draw:text-style-name="P110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9"><text:span text:style-name="T189">U</text:span><text:span text:style-name="T188">nder</text:span><text:span text:style-name="T186"> </text:span><text:span text:style-name="T211">SOFTWARE</text:span><text:span text:style-name="T186"> </text:span><text:span text:style-name="T189">click</text:span><text:span text:style-name="T190"> </text:span><text:span text:style-name="T211">Installati</text:span><text:span text:style-name="T212">on Source</text:span><text:span text:style-name="T186"> </text:span><text:span text:style-name="T190">and click </text:span><text:span text:style-name="T212">Done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24" draw:name="Vorm 2" draw:style-name="gr1" draw:text-style-name="P110" svg:width="0.35cm" svg:height="0.35cm" draw:control="control23"/></text:span></text:span></text:p>
          </table:table-cell>
          <table:table-cell table:style-name="_32_._5f_Installatie_5f_uitvoeren.C8" office:value-type="string">
            <text:p text:style-name="P29"><text:span text:style-name="T189">U</text:span><text:span text:style-name="T188">nder</text:span><text:span text:style-name="T186"> </text:span><text:span text:style-name="T211">SYSTEM</text:span><text:span text:style-name="T186"> </text:span><text:span text:style-name="T189">click</text:span><text:span text:style-name="T190"> </text:span><text:span text:style-name="T211">Installati</text:span><text:span text:style-name="T212">on Destination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45"><text:span text:style-name="T306">Check</text:span><text:span text:style-name="T299"> </text:span><text:span text:style-name="T300">the </text:span><text:span text:style-name="T301">Device Selection</text:span><text:span text:style-name="T287"> </text:span><text:span text:style-name="Strong_20_Emphasis"><text:span text:style-name="T289">and click </text:span></text:span><text:span text:style-name="Strong_20_Emphasis"><text:span text:style-name="T288">Done</text:span></text:span><text:span text:style-name="Strong_20_Emphasis"><text:span text:style-name="T290">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25" draw:name="Vorm 12" draw:style-name="gr1" draw:text-style-name="P110" svg:width="0.35cm" svg:height="0.35cm" draw:control="control24"/></text:span></text:span></text:p>
          </table:table-cell>
          <table:table-cell table:style-name="_32_._5f_Installatie_5f_uitvoeren.C8" office:value-type="string">
            <text:p text:style-name="P29"><text:span text:style-name="T189">U</text:span><text:span text:style-name="T188">nder</text:span><text:span text:style-name="T186"> </text:span><text:span text:style-name="T211">SYSTEM</text:span><text:span text:style-name="T186"> </text:span><text:span text:style-name="T189">click</text:span><text:span text:style-name="T190"> </text:span><text:span text:style-name="T211">Netwerk &amp; </text:span><text:span text:style-name="T213">H</text:span><text:span text:style-name="T211">ost </text:span><text:span text:style-name="T213">N</text:span><text:span text:style-name="T211">am</text:span><text:span text:style-name="T213">e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7" office:value-type="string">
            <text:p text:style-name="P32"><text:span text:style-name="T220">Move</text:span><text:span text:style-name="T218"> the slider behind the network adapter </text:span><text:span text:style-name="T219">from </text:span><text:span text:style-name="T222">OFF</text:span><text:span text:style-name="T219"> </text:span><text:span text:style-name="T218">to </text:span><text:span text:style-name="T221">ON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7" office:value-type="string">
            <text:p text:style-name="P27"><text:span text:style-name="T191">Enter you</text:span><text:span text:style-name="T192">r</text:span><text:span text:style-name="T193"> </text:span><text:span text:style-name="Strong_20_Emphasis"><text:span text:style-name="T194">Host </text:span></text:span><text:span text:style-name="Strong_20_Emphasis"><text:span text:style-name="T191">N</text:span></text:span><text:span text:style-name="Strong_20_Emphasis"><text:span text:style-name="T194">am</text:span></text:span><text:span text:style-name="Strong_20_Emphasis"><text:span text:style-name="T191">e</text:span></text:span><text:span text:style-name="Definition"><text:span text:style-name="T9"> </text:span></text:span><text:span text:style-name="Definition"><text:span text:style-name="T16">computerna</text:span></text:span><text:span text:style-name="Definition"><text:span text:style-name="T17">me</text:span></text:span><text:span text:style-name="Strong_20_Emphasis"><text:span text:style-name="T199"> </text:span></text:span><text:span text:style-name="Strong_20_Emphasis"><text:span text:style-name="T200">and click </text:span></text:span><text:span text:style-name="Strong_20_Emphasis"><text:span text:style-name="T214">Apply</text:span></text:span><text:span text:style-name="Strong_20_Emphasis"><text:span text:style-name="T201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7" office:value-type="string">
            <text:p text:style-name="P103"><text:span text:style-name="Strong_20_Emphasis"><text:span text:style-name="T202">C</text:span></text:span><text:span text:style-name="Strong_20_Emphasis"><text:span text:style-name="T196">li</text:span></text:span><text:span text:style-name="Strong_20_Emphasis"><text:span text:style-name="T202">c</text:span></text:span><text:span text:style-name="Strong_20_Emphasis"><text:span text:style-name="T196">k </text:span></text:span><text:span text:style-name="Strong_20_Emphasis"><text:span text:style-name="T212">Done</text:span>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7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26" draw:name="Vorm 5" draw:style-name="gr1" draw:text-style-name="P110" svg:width="0.35cm" svg:height="0.35cm" draw:control="control25"/></text:span></text:span></text:p>
          </table:table-cell>
          <table:table-cell table:style-name="_32_._5f_Installatie_5f_uitvoeren.C17" office:value-type="string">
            <text:p text:style-name="P29"><text:span text:style-name="T189">U</text:span><text:span text:style-name="T188">nder</text:span><text:span text:style-name="T186"> </text:span><text:span text:style-name="T211">SOFTWARE</text:span><text:span text:style-name="T186"> </text:span><text:span text:style-name="T189">click</text:span><text:span text:style-name="T190"> </text:span><text:span text:style-name="T215">Software </text:span><text:span text:style-name="T216">S</text:span><text:span text:style-name="T215">electi</text:span><text:span text:style-name="T216">on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7" office:value-type="string">
            <text:p text:style-name="P29"><text:span text:style-name="T195">Select </text:span><text:span text:style-name="T215">Server with GUI</text:span><text:span text:style-name="T195"> </text:span><text:span text:style-name="Strong_20_Emphasis"><text:span text:style-name="T205">and click </text:span></text:span><text:span text:style-name="Strong_20_Emphasis"><text:span text:style-name="T217">Done</text:span>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27" draw:name="Vorm 14" draw:style-name="gr1" draw:text-style-name="P110" svg:width="0.35cm" svg:height="0.35cm" draw:control="control26"/></text:span></text:span></text:p>
          </table:table-cell>
          <table:table-cell table:style-name="_32_._5f_Installatie_5f_uitvoeren.C24" office:value-type="string">
            <text:p text:style-name="P28"><text:span text:style-name="Strong_20_Emphasis"><text:span text:style-name="T206">Click</text:span></text:span><text:span text:style-name="Strong_20_Emphasis"><text:span text:style-name="T207"> </text:span></text:span><text:span text:style-name="Strong_20_Emphasis"><text:span text:style-name="T223">Begin </text:span></text:span><text:span text:style-name="Strong_20_Emphasis"><text:span text:style-name="T224">Installation</text:span>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24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29" draw:name="Vorm 13" draw:style-name="gr1" draw:text-style-name="P110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28"><text:span text:style-name="Strong_20_Emphasis"><text:span text:style-name="T206">Click</text:span></text:span><text:span text:style-name="Strong_20_Emphasis"><text:span text:style-name="T207"> </text:span></text:span><text:span text:style-name="Strong_20_Emphasis"><text:span text:style-name="T225">Reboot System</text:span>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24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><text:span text:style-name="Strong_20_Emphasis"><text:span text:style-name="T34"><draw:control text:anchor-type="as-char" draw:z-index="30" draw:name="Vorm 15" draw:style-name="gr1" draw:text-style-name="P110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30">Under <text:span text:style-name="T303">LICENSING</text:span> click <text:span text:style-name="T303">License Information</text:span>.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24" office:value-type="string">
            <text:p text:style-name="P30">Check <text:span text:style-name="T303">I accept the license sgreement</text:span> and click <text:span text:style-name="T303">Done</text:span>.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24" office:value-type="string">
            <text:p text:style-name="P31">Click <text:span text:style-name="T303">FINISH CONFIGURATION</text:span>.</text:p>
          </table:table-cell>
        </table:table-row>
      </table:table>
      <text:p text:style-name="P67"><text:span text:style-name="Strong_20_Emphasis"><text:span text:style-name="T65"/></text:span></text:p>
      <text:list text:continue-numbering="true" text:style-name="L1">
        <text:list-item>
          <text:p text:style-name="P105"><text:span text:style-name="Strong_20_Emphasis"><text:span text:style-name="T91">Finish installation</text:span></text:span></text:p>
        </text:list-item>
      </text:list>
      <text:p text:style-name="P6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90"><text:span text:style-name="Strong_20_Emphasis"><text:span text:style-name="T62"><draw:control text:anchor-type="as-char" draw:z-index="3" draw:name="Vorm24" draw:style-name="gr1" draw:text-style-name="P110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2" office:value-type="string">
            <text:p text:style-name="P69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1"><text:span text:style-name="Strong_20_Emphasis"><text:span text:style-name="T99"><draw:control text:anchor-type="as-char" draw:z-index="13" draw:name="Vorm4_ 1" draw:style-name="gr1" draw:text-style-name="P110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7"><text:span text:style-name="Strong_20_Emphasis"><text:span text:style-name="T123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93"><text:span text:style-name="Strong_20_Emphasis"><text:span text:style-name="T62"><draw:control text:anchor-type="as-char" draw:z-index="18" draw:name="Vorm4" draw:style-name="gr1" draw:text-style-name="P110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7"><text:span text:style-name="Strong_20_Emphasis"><text:span text:style-name="T55">P</text:span></text:span><text:span text:style-name="Strong_20_Emphasis"><text:span text:style-name="T35">ress the </text:span></text:span><text:span text:style-name="Strong_20_Emphasis"><text:span text:style-name="T130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32"><text:note text:id="ftn7" text:note-class="footnote"><text:note-citation>1</text:note-citation><text:note-body><text:p text:style-name="P65"><text:span text:style-name="T180">The </text:span><text:span text:style-name="T179">Super</text:span><text:span text:style-name="T180"> key is the Windows key, Command key (Apple), or Magnifier key </text:span><text:span text:style-name="T181">(Chromebook)</text:span><text:span text:style-name="T180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81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91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82"><text:span text:style-name="T15">Type these two commands, each followed by the</text:span><text:span text:style-name="Strong_20_Emphasis"><text:span text:style-name="T40"> </text:span></text:span><text:span text:style-name="Strong_20_Emphasis"><text:span text:style-name="T131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5"><text:span text:style-name="User_20_Entry"><text:span text:style-name="T114">wget karelzimmer.nl/</text:span></text:span><text:span text:style-name="User_20_Entry"><text:span text:style-name="T115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8"><text:span text:style-name="User_20_Entry"><text:span text:style-name="T114">bash </text:span></text:span><text:span text:style-name="User_20_Entry"><text:span text:style-name="T116">get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9" office:value-type="string">
            <text:p text:style-name="P74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10" office:value-type="string">
            <text:p text:style-name="P49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93"><text:span text:style-name="Strong_20_Emphasis"><text:span text:style-name="T62"><draw:control text:anchor-type="as-char" draw:z-index="19" draw:name="Vorm 3" draw:style-name="gr1" draw:text-style-name="P110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96"><text:span text:style-name="Strong_20_Emphasis"><text:span text:style-name="T56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130">Super</text:span></text:span><text:span text:style-name="Strong_20_Emphasis"><text:span text:style-name="T45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45">, type </text:span></text:span><text:span text:style-name="Strong_20_Emphasis"><text:span text:style-name="T84">menu</text:span></text:span><text:span text:style-name="Strong_20_Emphasis"><text:span text:style-name="T45"> and click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90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83"><text:span text:style-name="Strong_20_Emphasis"><text:span text:style-name="T43">Se</text:span></text:span><text:span text:style-name="Strong_20_Emphasis"><text:span text:style-name="T51">lect</text:span></text:span><text:span text:style-name="Strong_20_Emphasis"><text:span text:style-name="T43"> </text:span></text:span><text:span text:style-name="Strong_20_Emphasis"><text:span text:style-name="T90">3</text:span></text:span><text:span text:style-name="Strong_20_Emphasis"><text:span text:style-name="T75"> </text:span></text:span><text:span text:style-name="Strong_20_Emphasis"><text:span text:style-name="T76">Finish installatio</text:span></text:span><text:span text:style-name="Strong_20_Emphasis"><text:span text:style-name="T77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5"><text:span text:style-name="Strong_20_Emphasis"><text:span text:style-name="T41">Follow the instructions on the screen.</text:span></text:span></text:p>
          </table:table-cell>
        </table:table-row>
      </table:table>
      <text:p text:style-name="P68"><text:span text:style-name="Strong_20_Emphasis"><text:span text:style-name="T27"/></text:span></text:p>
      <text:list text:continue-numbering="true" text:style-name="L1">
        <text:list-item>
          <text:p text:style-name="P108"><text:span text:style-name="Strong_20_Emphasis"><text:span text:style-name="T18">P</text:span></text:span><text:span text:style-name="Strong_20_Emphasis"><text:span text:style-name="T182">rovision user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92"><text:span text:style-name="Strong_20_Emphasis"><text:span text:style-name="T62"><draw:control text:anchor-type="as-char" draw:z-index="6" draw:name="Vorm40_0" draw:style-name="gr1" draw:text-style-name="P110" svg:width="0.35cm" svg:height="0.35cm" draw:control="control5"/></text:span></text:span></text:p>
          </table:table-cell>
          <table:table-cell table:style-name="Tabel2.A1" office:value-type="string">
            <text:p text:style-name="P92"><text:span text:style-name="Strong_20_Emphasis"><text:span text:style-name="T62"><draw:control text:anchor-type="as-char" draw:z-index="11" draw:name="Vorm40_ 1" draw:style-name="gr1" draw:text-style-name="P110" svg:width="0.35cm" svg:height="0.35cm" draw:control="control10"/></text:span></text:span></text:p>
          </table:table-cell>
          <table:table-cell table:style-name="Tabel2.D1" office:value-type="string">
            <text:p text:style-name="P41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46"><text:note text:id="ftn8" text:note-class="footnote"><text:note-citation>1</text:note-citation><text:note-body><text:p text:style-name="P81"><text:span text:style-name="User_20_Entry"><text:span text:style-name="T113">Login any additional </text:span></text:span><text:span text:style-name="Definition"><text:span text:style-name="T270">USER</text:span></text:span><text:span text:style-name="User_20_Entry"><text:span text:style-name="T112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2" office:value-type="string">
            <text:p text:style-name="P50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61"><text:span text:style-name="Strong_20_Emphasis"><text:span text:style-name="T99"><draw:control text:anchor-type="as-char" draw:z-index="14" draw:name="Vorm4_ 2" draw:style-name="gr1" draw:text-style-name="P110" svg:width="0.35cm" svg:height="0.35cm" draw:control="control13"/></text:span></text:span></text:p>
          </table:table-cell>
          <table:table-cell table:style-name="Tabel2.D2" office:value-type="string">
            <text:p text:style-name="P77"><text:span text:style-name="Strong_20_Emphasis"><text:span text:style-name="T129">Go through the welcome screens.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2" office:value-type="string">
            <text:p text:style-name="P50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93"><text:span text:style-name="Strong_20_Emphasis"><text:span text:style-name="T62"><draw:control text:anchor-type="as-char" draw:z-index="20" draw:name="Vorm 8" draw:style-name="gr1" draw:text-style-name="P110" svg:width="0.35cm" svg:height="0.35cm" draw:control="control19"/></text:span></text:span></text:p>
          </table:table-cell>
          <table:table-cell table:style-name="Tabel2.A1" office:value-type="string">
            <text:p text:style-name="P93"><text:span text:style-name="Strong_20_Emphasis"><text:span text:style-name="T62"><draw:control text:anchor-type="as-char" draw:z-index="21" draw:name="Vorm 9" draw:style-name="gr1" draw:text-style-name="P110" svg:width="0.35cm" svg:height="0.35cm" draw:control="control20"/></text:span></text:span></text:p>
          </table:table-cell>
          <table:table-cell table:style-name="Tabel2.D5" office:value-type="string">
            <text:p text:style-name="P43"><text:span text:style-name="Strong_20_Emphasis"><text:span text:style-name="T57">P</text:span></text:span><text:span text:style-name="Strong_20_Emphasis"><text:span text:style-name="T47">ress the </text:span></text:span><text:span text:style-name="Strong_20_Emphasis"><text:span text:style-name="T130">Super</text:span></text:span><text:span text:style-name="Strong_20_Emphasis"><text:span text:style-name="T47"> key</text:span></text:span><text:span text:style-name="Strong_20_Emphasis"><text:span text:style-name="T24"><text:note text:id="ftn9" text:note-class="footnote"><text:note-citation>2</text:note-citation><text:note-body><text:p text:style-name="P66"><text:span text:style-name="T180">The </text:span><text:span text:style-name="T179">Super</text:span><text:span text:style-name="T180"> key is the Windows key, Command key (Apple), or Magnifier key </text:span><text:span text:style-name="T181">(Chromebook)</text:span><text:span text:style-name="T180">.</text:span></text:p></text:note-body></text:note></text:span></text:span><text:span text:style-name="Strong_20_Emphasis"><text:span text:style-name="T47">, type </text:span></text:span><text:span text:style-name="Strong_20_Emphasis"><text:span text:style-name="T85">menu</text:span></text:span><text:span text:style-name="Strong_20_Emphasis"><text:span text:style-name="T47"> and click on the </text:span>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6" office:value-type="string">
            <text:p text:style-name="P42"><text:span text:style-name="Strong_20_Emphasis"><text:span text:style-name="T52">Select</text:span></text:span><text:span text:style-name="Strong_20_Emphasis"><text:span text:style-name="T43"> </text:span></text:span><text:span text:style-name="Strong_20_Emphasis"><text:span text:style-name="T90">4</text:span></text:span><text:span text:style-name="Strong_20_Emphasis"><text:span text:style-name="T78"> </text:span></text:span><text:span text:style-name="Strong_20_Emphasis"><text:span text:style-name="T60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7" office:value-type="string">
            <text:p text:style-name="P76"><text:span text:style-name="Strong_20_Emphasis"><text:span text:style-name="T41">Follow the instructions on the screen.</text:span></text:span></text:p>
          </table:table-cell>
        </table:table-row>
      </table:table>
      <text:p text:style-name="P51"/>
      <text:p text:style-name="P52"/>
      <text:p text:style-name="P63"><text:span text:style-name="T177">End of checklist,</text:span><text:span text:style-name="T178"> </text:span><text:span text:style-name="Strong_20_Emphasis"><text:span text:style-name="T139"><text:user-field-get text:name="Distro">Rocky Linux</text:user-field-get></text:span></text:span><text:span text:style-name="T176"><text:s/></text:span><text:span text:style-name="T175"><text:user-field-get text:name="Version">8.10</text:user-field-get></text:span><text:span text:style-name="T175"><text:s/></text:span><text:span text:style-name="Strong_20_Emphasis"><text:span text:style-name="T140">Desktop</text:span></text:span><text:span text:style-name="Strong_20_Emphasis"><text:span text:style-name="T95"> </text:span></text:span><text:span text:style-name="T177">installation is complete.</text:span></text:p>
      <text:p text:style-name="P38"/>
      <text:p text:style-name="P25"><text:span text:style-name="Emphasis"><text:span text:style-name="T291">Written</text:span></text:span><text:span text:style-name="Emphasis"><text:span text:style-name="T292"> </text:span></text:span><text:span text:style-name="Emphasis"><text:span text:style-name="T291">by</text:span></text:span><text:span text:style-name="Emphasis"><text:span text:style-name="T29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8">Karel Zimmer</text:span></text:span></text:a><text:span text:style-name="Emphasis"><text:span text:style-name="T293">.</text:span></text:span></text:p>
      <text:p text:style-name="P26"><text:span text:style-name="Emphasis"><text:span text:style-name="T296">License </text:span></text:span><text:span text:style-name="Emphasis"><text:span text:style-name="T294">C</text:span></text:span><text:span text:style-name="Emphasis"><text:span text:style-name="T295">C0</text:span></text:span><text:span text:style-name="Emphasis"><text:span text:style-name="T293"> 1.0 </text:span></text:span><text:span text:style-name="Emphasis"><text:span text:style-name="T29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7"><text:s/></text:span></text:span><text:span text:style-name="Emphasis"><text:span text:style-name="T29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7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</text:file-name></text:span><text:span text:style-name="MT2"><text:tab/><text:tab/></text:span><text:span text:style-name="MT1"><text:date style:data-style-name="N36" text:date-value="2024-09-29T20:16:22.672336231">29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20:16:22.447623902</dc:date>
    <meta:keyword>Installatie</meta:keyword>
    <meta:keyword>Checklist</meta:keyword>
    <meta:keyword>Linux</meta:keyword>
    <meta:editing-cycles>6948</meta:editing-cycles>
    <meta:editing-duration>P12DT7H23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9" meta:word-count="584" meta:character-count="3651" meta:non-whitespace-character-count="3110"/>
    <meta:user-defined meta:name="Info 1"/>
    <meta:user-defined meta:name="Info 2"/>
    <meta:user-defined meta:name="Info 3"/>
    <meta:user-defined meta:name="Info 4"/>
  </office:meta>
</office:document-meta>
</file>